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B0000009083CFEBACF5AFA95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134cm" fo:margin-left="-0.132cm" fo:margin-top="0cm" fo:margin-bottom="0cm" table:align="left" style:writing-mode="lr-tb"/>
    </style:style>
    <style:style style:name="Tabla1.A" style:family="table-column">
      <style:table-column-properties style:column-width="1.132cm"/>
    </style:style>
    <style:style style:name="Tabla1.B" style:family="table-column">
      <style:table-column-properties style:column-width="1.501cm"/>
    </style:style>
    <style:style style:name="Tabla1.C" style:family="table-column">
      <style:table-column-properties style:column-width="3.75cm"/>
    </style:style>
    <style:style style:name="Tabla1.E" style:family="table-column">
      <style:table-column-properties style:column-width="2cm"/>
    </style:style>
    <style:style style:name="Tabla1.G" style:family="table-column">
      <style:table-column-properties style:column-width="3cm"/>
    </style:style>
    <style:style style:name="Tabla1.1" style:family="table-row">
      <style:table-row-properties style:min-row-height="0.136cm" fo:keep-together="always"/>
    </style:style>
    <style:style style:name="Tabla1.A1" style:family="table-cell">
      <style:table-cell-properties fo:background-color="#ffffff" fo:padding="0cm" fo:border="0.5pt solid #00000a">
        <style:background-image/>
      </style:table-cell-properties>
    </style:style>
    <style:style style:name="Tabla1.2" style:family="table-row">
      <style:table-row-properties style:min-row-height="0.27cm" fo:keep-together="always"/>
    </style:style>
    <style:style style:name="Tabla1.A2" style:family="table-cell">
      <style:table-cell-properties style:vertical-align="middle" fo:background-color="#ffffff" fo:padding="0cm" fo:border="0.5pt solid #00000a">
        <style:background-image/>
      </style:table-cell-properties>
    </style:style>
    <style:style style:name="Tabla1.3" style:family="table-row">
      <style:table-row-properties style:min-row-height="0.709cm" fo:keep-together="always"/>
    </style:style>
    <style:style style:name="Tabla1.D3" style:family="table-cell">
      <style:table-cell-properties style:vertical-align="bottom" fo:background-color="#ffffff" fo:padding="0cm" fo:border="0.5pt solid #00000a">
        <style:background-image/>
      </style:table-cell-properties>
    </style:style>
    <style:style style:name="Tabla1.4" style:family="table-row">
      <style:table-row-properties style:min-row-height="0.72cm" fo:keep-together="always"/>
    </style:style>
    <style:style style:name="Tabla2" style:family="table">
      <style:table-properties style:width="17.134cm" fo:margin-left="-0.132cm" fo:margin-top="0cm" fo:margin-bottom="0cm" table:align="left" style:writing-mode="lr-tb"/>
    </style:style>
    <style:style style:name="Tabla2.A" style:family="table-column">
      <style:table-column-properties style:column-width="0.377cm"/>
    </style:style>
    <style:style style:name="Tabla2.B" style:family="table-column">
      <style:table-column-properties style:column-width="2.254cm"/>
    </style:style>
    <style:style style:name="Tabla2.C" style:family="table-column">
      <style:table-column-properties style:column-width="7.5cm"/>
    </style:style>
    <style:style style:name="Tabla2.D" style:family="table-column">
      <style:table-column-properties style:column-width="2cm"/>
    </style:style>
    <style:style style:name="Tabla2.F" style:family="table-column">
      <style:table-column-properties style:column-width="3.002cm"/>
    </style:style>
    <style:style style:name="Tabla2.1" style:family="table-row">
      <style:table-row-properties style:min-row-height="0.84cm" fo:keep-together="always"/>
    </style:style>
    <style:style style:name="Tabla2.A1" style:family="table-cell">
      <style:table-cell-properties fo:background-color="#ffffff" fo:padding="0cm" fo:border-left="0.5pt solid #000001" fo:border-right="none" fo:border-top="1pt solid #000001" fo:border-bottom="0.5pt solid #000001">
        <style:background-image/>
      </style:table-cell-properties>
    </style:style>
    <style:style style:name="Tabla2.B1" style:family="table-cell">
      <style:table-cell-properties fo:background-color="#ffffff" fo:padding="0cm" fo:border-left="0.5pt solid #000001" fo:border-right="0.5pt solid #000001" fo:border-top="1pt solid #000001" fo:border-bottom="0.5pt solid #000001">
        <style:background-image/>
      </style:table-cell-properties>
    </style:style>
    <style:style style:name="Tabla2.2" style:family="table-row">
      <style:table-row-properties style:min-row-height="0.035cm" fo:keep-together="always"/>
    </style:style>
    <style:style style:name="Tabla2.A2" style:family="table-cell">
      <style:table-cell-properties style:vertical-align="bottom" fo:background-color="#ffffff" fo:padding="0cm" fo:border-left="1pt solid #000001" fo:border-right="none" fo:border-top="0.5pt solid #000001" fo:border-bottom="0.5pt solid #000001">
        <style:background-image/>
      </style:table-cell-properties>
    </style:style>
    <style:style style:name="Tabla2.B2" style:family="table-cell">
      <style:table-cell-properties fo:background-color="#ffffff" fo:padding="0cm" fo:border="0.5pt solid #000001">
        <style:background-image/>
      </style:table-cell-properties>
    </style:style>
    <style:style style:name="Tabla2.C2" style:family="table-cell">
      <style:table-cell-properties style:vertical-align="bottom" fo:background-color="#ffffff" fo:padding="0cm"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cm"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cm" fo:border="0.5pt solid #000001">
        <style:background-image/>
      </style:table-cell-properties>
    </style:style>
    <style:style style:name="Tabla2.B4" style:family="table-cell">
      <style:table-cell-properties fo:background-color="#ffffff" fo:padding="0cm" fo:border="0.5pt solid #000001">
        <style:background-image/>
      </style:table-cell-properties>
    </style:style>
    <style:style style:name="Tabla2.B5" style:family="table-cell">
      <style:table-cell-properties fo:background-color="#ffffff" fo:padding="0cm" fo:border="0.5pt solid #000001">
        <style:background-image/>
      </style:table-cell-properties>
    </style:style>
    <style:style style:name="Tabla2.A6" style:family="table-cell">
      <style:table-cell-properties style:vertical-align="bottom" fo:background-color="#ffffff" fo:padding="0cm" fo:border-left="1pt solid #000001" fo:border-right="none" fo:border-top="0.5pt solid #00000a" fo:border-bottom="0.5pt solid #00000a">
        <style:background-image/>
      </style:table-cell-properties>
    </style:style>
    <style:style style:name="Tabla2.B6" style:family="table-cell">
      <style:table-cell-properties fo:background-color="#ffffff" fo:padding="0cm"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cm"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cm"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cm" fo:margin-bottom="0.212cm" loext:contextual-spacing="false" fo:text-align="center" style:justify-single-word="false"/>
    </style:style>
    <style:style style:name="P2" style:family="paragraph" style:parent-style-name="Standard">
      <style:paragraph-properties fo:margin-top="0cm" fo:margin-bottom="0.212cm" loext:contextual-spacing="false"/>
      <style:text-properties style:font-name="Times New Roman" fo:font-style="italic" style:font-style-asian="italic"/>
    </style:style>
    <style:style style:name="P3" style:family="paragraph" style:parent-style-name="Standard">
      <style:paragraph-properties fo:margin-top="0cm" fo:margin-bottom="0.212cm" loext: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cm" fo:margin-bottom="0.212cm" loext: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cm" fo:margin-bottom="0.212cm" loext:contextual-spacing="false" fo:text-align="center" style:justify-single-word="false"/>
      <style:text-properties fo:font-size="12pt" officeooo:rsid="001ebc2b" officeooo:paragraph-rsid="001ebc2b" style:font-size-asian="12pt" style:font-name-complex="Arial1" style:font-size-complex="12pt"/>
    </style:style>
    <style:style style:name="P6" style:family="paragraph" style:parent-style-name="Standard">
      <style:paragraph-properties fo:margin-top="0cm" fo:margin-bottom="0.212cm" loext:contextual-spacing="false" fo:text-align="center" style:justify-single-word="false"/>
      <style:text-properties fo:font-size="12pt" officeooo:rsid="001f4e69" officeooo:paragraph-rsid="001f4e69" style:font-size-asian="12pt" style:font-name-complex="Arial1" style:font-size-complex="12pt"/>
    </style:style>
    <style:style style:name="P7"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8"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P9" style:family="paragraph" style:parent-style-name="Heading_20_6">
      <style:paragraph-properties fo:margin-top="0cm" fo:margin-bottom="0.212cm" loext:contextual-spacing="false" fo:text-align="center" style:justify-single-word="false"/>
    </style:style>
    <style:style style:name="P10" style:family="paragraph" style:parent-style-name="Standard">
      <style:text-properties style:font-name="Times New Roman" fo:font-style="italic" style:font-style-asian="italic"/>
    </style:style>
    <style:style style:name="P11" style:family="paragraph" style:parent-style-name="Standard">
      <style:text-properties style:font-name="Monotype Corsiva" fo:font-size="8pt" style:font-size-asian="8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language="es" fo:country="MX"/>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paragraph-properties fo:text-align="start" style:justify-single-word="false"/>
      <style:text-properties style:text-underline-style="solid" style:text-underline-width="auto" style:text-underline-color="font-color"/>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text-align="justify" style:justify-single-word="false"/>
    </style:style>
    <style:style style:name="P18" style:family="paragraph" style:parent-style-name="Standard">
      <style:paragraph-properties fo:text-align="start" style:justify-single-word="false"/>
      <style:text-properties fo:font-size="11pt" style:text-underline-style="none" style:font-size-asian="11pt" style:font-size-complex="11pt"/>
    </style:style>
    <style:style style:name="P19" style:family="paragraph" style:parent-style-name="Standard">
      <style:paragraph-properties fo:line-height="115%"/>
      <style:text-properties fo:font-size="11pt" style:text-underline-style="none" style:font-size-asian="11pt" style:font-size-complex="11pt"/>
    </style:style>
    <style:style style:name="P20"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21"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2" style:family="paragraph" style:parent-style-name="Standard">
      <style:paragraph-properties fo:text-align="justify" style:justify-single-word="false"/>
      <style:text-properties fo:font-size="11pt" style:text-underline-style="none" style:font-size-asian="11pt" style:font-size-complex="11pt"/>
    </style:style>
    <style:style style:name="P23"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6"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margin-top="0cm" fo:margin-bottom="0cm" loext:contextual-spacing="false" fo:text-align="center" style:justify-single-word="false"/>
    </style:style>
    <style:style style:name="P28" style:family="paragraph" style:parent-style-name="Standard">
      <style:paragraph-properties fo:margin-top="0cm" fo:margin-bottom="0cm" loext:contextual-spacing="false" fo:text-align="center" style:justify-single-word="false"/>
      <style:text-properties fo:font-weight="bold" style:font-weight-asian="bold"/>
    </style:style>
    <style:style style:name="P29" style:family="paragraph" style:parent-style-name="Standard">
      <style:paragraph-properties fo:margin-top="0cm" fo:margin-bottom="0cm" loext:contextual-spacing="false"/>
      <style:text-properties fo:font-weight="bold" style:font-weight-asian="bold" style:font-name-complex="Arial1"/>
    </style:style>
    <style:style style:name="P30" style:family="paragraph" style:parent-style-name="Standard">
      <style:paragraph-properties fo:margin-top="0cm" fo:margin-bottom="0cm" loext:contextual-spacing="false" fo:text-align="center" style:justify-single-word="false"/>
      <style:text-properties fo:font-weight="bold" style:font-weight-asian="bold" style:font-name-complex="Arial1"/>
    </style:style>
    <style:style style:name="P31" style:family="paragraph" style:parent-style-name="Standard">
      <style:paragraph-properties fo:margin-top="0cm" fo:margin-bottom="0cm" loext:contextual-spacing="false" fo:text-align="center" style:justify-single-word="false" style:snap-to-layout-grid="false"/>
      <style:text-properties fo:font-weight="bold" style:font-weight-asian="bold" style:font-name-complex="Arial1"/>
    </style:style>
    <style:style style:name="P32" style:family="paragraph" style:parent-style-name="Standard">
      <style:paragraph-properties fo:margin-top="0cm" fo:margin-bottom="0cm" loext:contextual-spacing="false"/>
      <style:text-properties fo:color="#1f497d" style:font-name="Arial Black"/>
    </style:style>
    <style:style style:name="P33" style:family="paragraph" style:parent-style-name="Standard">
      <style:paragraph-properties fo:margin-top="0cm" fo:margin-bottom="0cm" loext:contextual-spacing="false"/>
      <style:text-properties fo:language="es" fo:country="MX"/>
    </style:style>
    <style:style style:name="P34" style:family="paragraph" style:parent-style-name="Heading_20_6">
      <style:paragraph-properties fo:margin-top="0cm" fo:margin-bottom="0cm" loext:contextual-spacing="false" fo:text-align="center" style:justify-single-word="false"/>
    </style:style>
    <style:style style:name="P35" style:family="paragraph" style:parent-style-name="Heading_20_1">
      <style:text-properties style:text-underline-style="solid" style:text-underline-width="auto" style:text-underline-color="font-color"/>
    </style:style>
    <style:style style:name="P36" style:family="paragraph" style:parent-style-name="Title">
      <style:paragraph-properties fo:text-align="start" style:justify-single-word="false"/>
      <style:text-properties style:text-underline-style="solid" style:text-underline-width="auto" style:text-underline-color="font-color"/>
    </style:style>
    <style:style style:name="P37"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8"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39"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6"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7"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48" style:family="paragraph" style:parent-style-name="Standard">
      <style:paragraph-properties fo:margin-top="0cm" fo:margin-bottom="0.212cm" loext:contextual-spacing="false" fo:text-align="center" style:justify-single-word="false"/>
      <style:text-properties fo:font-size="12pt" officeooo:rsid="0020fe2b" officeooo:paragraph-rsid="0020fe2b" style:font-size-asian="12pt" style:font-name-complex="Arial1" style:font-size-complex="12pt"/>
    </style:style>
    <style:style style:name="P49" style:family="paragraph" style:parent-style-name="Standard" style:master-page-name="Standard">
      <style:paragraph-properties fo:margin-top="0cm" fo:margin-bottom="0cm" loext:contextual-spacing="false" style:page-number="auto"/>
      <style:text-properties fo:color="#1f497d" style:font-name="Arial Black"/>
    </style:style>
    <style:style style:name="P50"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51"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4" text:outline-level="6">Tema</text:h>
          </table:table-cell>
          <table:table-cell table:style-name="Tabla1.A1" office:value-type="string">
            <text:h text:style-name="P34" text:outline-level="6">Grupo</text:h>
          </table:table-cell>
          <table:table-cell table:style-name="Tabla1.A1" office:value-type="string">
            <text:h text:style-name="P34" text:outline-level="6">Ayudante</text:h>
          </table:table-cell>
          <table:table-cell table:style-name="Tabla1.A1" table:number-columns-spanned="4" office:value-type="string">
            <text:h text:style-name="P34" text:outline-level="6">Correcciones</text:h>
          </table:table-cell>
          <table:covered-table-cell/>
          <table:covered-table-cell/>
          <table:covered-table-cell/>
        </table:table-row>
        <table:table-row table:style-name="Tabla1.2">
          <table:table-cell table:style-name="Tabla1.A2" table:number-rows-spanned="3" office:value-type="string">
            <text:p text:style-name="P27">L</text:p>
          </table:table-cell>
          <table:table-cell table:style-name="Tabla1.A2" table:number-rows-spanned="3" office:value-type="string">
            <text:p text:style-name="P27">2 4 6 8 10</text:p>
          </table:table-cell>
          <table:table-cell table:style-name="Tabla1.A2" table:number-rows-spanned="3" office:value-type="string">
            <text:p text:style-name="P28"/>
          </table:table-cell>
          <table:table-cell table:style-name="Tabla1.A2" office:value-type="string">
            <text:p text:style-name="P30">Fecha</text:p>
          </table:table-cell>
          <table:table-cell table:style-name="Tabla1.A2" office:value-type="string">
            <text:p text:style-name="P31">Hora Inicio</text:p>
          </table:table-cell>
          <table:table-cell table:style-name="Tabla1.A2" office:value-type="string">
            <text:p text:style-name="P31">Hora Fin</text:p>
          </table:table-cell>
          <table:table-cell table:style-name="Tabla1.A2" office:value-type="string">
            <text:p text:style-name="P31">Resultado</text:p>
          </table:table-cell>
        </table:table-row>
        <table:table-row table:style-name="Tabla1.3">
          <table:covered-table-cell/>
          <table:covered-table-cell/>
          <table:covered-table-cell/>
          <table:table-cell table:style-name="Tabla1.D3" office:value-type="string">
            <text:p text:style-name="P29"/>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29"/>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2">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7"/>
          </table:table-cell>
          <table:table-cell table:style-name="Tabla2.B1" office:value-type="string">
            <text:h text:style-name="P9" text:outline-level="6">Padrón</text:h>
          </table:table-cell>
          <table:table-cell table:style-name="Tabla2.A1" office:value-type="string">
            <text:h text:style-name="P9" text:outline-level="6">Apellido y Nombre</text:h>
          </table:table-cell>
          <table:table-cell table:style-name="Tabla2.A1" office:value-type="string">
            <text:h text:style-name="P9" text:outline-level="6">Asistencia a Entrega</text:h>
          </table:table-cell>
          <table:table-cell table:style-name="Tabla2.A1" office:value-type="string">
            <text:h text:style-name="P9" text:outline-level="6">Asistencia a Revisión</text:h>
          </table:table-cell>
          <table:table-cell table:style-name="Tabla2.B1" office:value-type="string">
            <text:h text:style-name="P9"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6">95397</text:p>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48">95836</text:p>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5">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48">99945</text:p>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h text:style-name="P36" text:outline-level="1">Índice</text:h>
      <text:p text:style-name="P12"/>
      <text:p text:style-name="P26">Hipótesis y aclaraciones globales……………………………………………………….</text:p>
      <text:p text:style-name="P26">Problemas Relevantes……………………………………………………………………..</text:p>
      <text:p text:style-name="P26">Archivo README……………………………………………………………………………</text:p>
      <text:p text:style-name="P26">Listado de Nuevas Funciones y Comandos Auxiliares………………………………</text:p>
      <text:p text:style-name="P26">Listado de DATOS…………………………………………………………………………..</text:p>
      <text:p text:style-name="P26">Listado de Nuevos Archivos………………………………………………………………</text:p>
      <text:p text:style-name="P26">Hoja de ruta de prueba “camino feliz”…………………………………………………..</text:p>
      <text:p text:style-name="P26">Apéndic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5" text:outline-level="1"><text:soft-page-break/>Hipótesis y aclaraciones globales</text:h>
      <text:p text:style-name="P14"/>
      <text:p text:style-name="P22"><text:tab/>A continuación se documenta el funcionamiento de cada uno de los comandos del sistema.</text:p>
      <text:p text:style-name="P16"/>
      <text:p text:style-name="P23">PrepararAmbiente</text:p>
      <text:list xml:id="list4228236792258392245" text:style-name="WWNum1">
        <text:list-item>
          <text:p text:style-name="P38">Si el ambiente ya esta inicializado, imprime en pantalla y loquea error.</text:p>
        </text:list-item>
        <text:list-item>
          <text:p text:style-name="P38">Para verificar la integridad de la instalación, el script lee del archivo de configuración un BINFILES y MAEFILES que contiene el nombre de todos los scripts y los archivos maestros necesarios para la correcta ejecución.</text:p>
        </text:list-item>
        <text:list-item>
          <text:p text:style-name="P38"><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20"/>
      <text:p text:style-name="P23">LanzarProceso</text:p>
      <text:list xml:id="list8681543140333035956" text:style-name="WWNum2">
        <text:list-item>
          <text:p text:style-name="P39">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39">Antes de ejecutar el nuevo script se verifica que no este actualmente siendo ejecutado y que el ambiente este inicializado.</text:p>
        </text:list-item>
      </text:list>
      <text:p text:style-name="P20"/>
      <text:p text:style-name="P23">DetenerProceso</text:p>
      <text:list xml:id="list5364062362294504703" text:style-name="WWNum3">
        <text:list-item>
          <text:p text:style-name="P40">Detiene la ejecución del proceso pasado por parámetro, por parámetro se pasa solo el nombre con o sin extensión sin ruta.</text:p>
        </text:list-item>
      </text:list>
      <text:p text:style-name="P20"/>
      <text:p text:style-name="P23">MoverArchivos</text:p>
      <text:list xml:id="list8240720921066406348" text:style-name="WWNum4">
        <text:list-item>
          <text:p text:style-name="P41">El primer parámetro es el origen, el segundo el destino y el tercero ( opcional ) el nombre del parámetro en el que va a loguear.</text:p>
        </text:list-item>
        <text:list-item>
          <text:p text:style-name="P41">Si no se pasa el nombre del parámetro se loguea en el log de MoverArchivo.</text:p>
        </text:list-item>
        <text:list-item>
          <text:p text:style-name="P41">En destino puede no pasarse <text:s/>un nombre para el archivo por lo que se usara el nombre del archivo origen.</text:p>
        </text:list-item>
        <text:list-item>
          <text:p text:style-name="P41">El nombre de archivo duplicado se define juntando el nombre del archivo mas un numero incremental que va desde el 0 hasta que sea único.</text:p>
        </text:list-item>
      </text:list>
      <text:p text:style-name="P20"/>
      <text:p text:style-name="P23">RecibirOfertas</text:p>
      <text:list xml:id="list525100367492785340" text:style-name="WWNum5">
        <text:list-item>
          <text:p text:style-name="P42"><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2">Al iniciar crea una lista de concesionarios en base al archivo maestro "concesionarios.csv" para validar que el nombre del archivo a procesar contenga un nombre de concesionario existente.</text:p>
        </text:list-item>
        <text:list-item>
          <text:p text:style-name="P42">Valida la extensión y el nombre de los archivos que se encuentran en la carpeta "Arribados", todos los archivos que no cumplan con los requisitos se mueven a la carpeta de "Rechazados"</text:p>
        </text:list-item>
        <text:list-item>
          <text:p text:style-name="P42">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2">El script se ejecuta indefinidamente luego de dormirse según el valor seteado en la configuración del sistema (generar_config.sh)</text:p>
        </text:list-item>
        <text:list-item>
          <text:p text:style-name="P42">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20"/>
      <text:p text:style-name="P23">ProcesarOfertas</text:p>
      <text:list xml:id="list7271642413568084066" text:style-name="WWNum6">
        <text:list-item>
          <text:p text:style-name="P43">Al iniciar verifica que todos los directorios necesarios para su funcionamiento sean validos y existan.</text:p>
        </text:list-item>
        <text:list-item>
          <text:p text:style-name="P43">Procesa los archivos que fueron aceptados por recibirOfertas.sh en orden creciente según su fecha, haciendo uso de un índice creado mediante otro script (indiceAceptados.pl).</text:p>
        </text:list-item>
        <text:list-item>
          <text:p text:style-name="P43">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3">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3">Se valida que el estado de grupo a procesar sea distinto a CERRADO, utilizando el archivo maestro "grupos.csv" para contrastar esta información.</text:p>
        </text:list-item>
        <text:list-item>
          <text:p text:style-name="P43"><text:soft-page-break/>Se valida que el contrato fusionado (grupo y numero de orden) exista en el padrón de suscriptores (información obtenida del archivo maestro "temaL_padron.csv")</text:p>
        </text:list-item>
        <text:list-item>
          <text:p text:style-name="P43">Se valida que se cumplan las condiciones de monto mínimo y máximo establecidas para poder ofertar.</text:p>
        </text:list-item>
        <text:list-item>
          <text:p text:style-name="P43">Por último se valida que el suscriptor pueda participar del acto de adjudicación.</text:p>
        </text:list-item>
        <text:list-item>
          <text:p text:style-name="P43">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3">Los registros rechazados se guardan en un archivo de texto plano (.rech) dentro de la carpeta "/procesados/rechazadas" con el nombre del concesionario al que pertenece el registro rechazado.</text:p>
        </text:list-item>
        <text:list-item>
          <text:p text:style-name="P43">Por último se mueve el archivo procesado a "procesados/procesadas" para evitar que se procese en el próximo ciclo o llamada del script.</text:p>
        </text:list-item>
      </text:list>
      <text:p text:style-name="P20"/>
      <text:p text:style-name="P23">GenerarSorteo</text:p>
      <text:list xml:id="list7010538938802730538" text:style-name="WWNum7">
        <text:list-item>
          <text:p text:style-name="P44">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4">Verifica la existencia de las carpetas "$GRUPO/procesados" y "$GRUPO/procesados/sorteos" en caso de no existir alguna o ninguna las crea</text:p>
        </text:list-item>
        <text:list-item>
          <text:p text:style-name="P44">Superadas todas las validaciones se busca en el archivo "FechasAdj.csv" cual es la próxima fecha de adjudicación. El script toma en cuenta la fecha del sistema para determinar cuál es la próxima fecha de adjudicación. </text:p>
        </text:list-item>
        <text:list-item>
          <text:p text:style-name="P44">En el caso de que en el archivo "FechasAdj.csv" se encuentran fechas invalidas como 30 de Febrero estás se descartan y se informa con un warning en el log</text:p>
        </text:list-item>
        <text:list-item>
          <text:p text:style-name="P44">En el caso de que todas las fechas de adjudicación del archivo "FechasAdj.csv" sean anteriores a la fecha del sistema al momento de realizar el sorteo se informa el error en el log y el script aborta su ejecución</text:p>
        </text:list-item>
        <text:list-item>
          <text:p text:style-name="P44">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44">Luego se realiza el sorteo asignando a cada uno de 168 números de orden un número entre 1 y 168 en forma aleatoria.</text:p>
        </text:list-item>
        <text:list-item>
          <text:p text:style-name="P44">Finalmente se graban los registros en el archivo de sorteos terminada esta operación se informa en el log la finalización del sorteo.</text:p>
        </text:list-item>
      </text:list>
      <text:p text:style-name="P20"><text:soft-page-break/></text:p>
      <text:p text:style-name="P23">MostrarBitacora</text:p>
      <text:list xml:id="list3609869397846279082" text:style-name="WWNum8">
        <text:list-item>
          <text:p text:style-name="P45">Parámetro 1 : comando</text:p>
        </text:list-item>
        <text:list-item>
          <text:p text:style-name="P45">Parámetro 2 (opcional) : string a buscar</text:p>
        </text:list-item>
        <text:list-item>
          <text:p text:style-name="P45">Parámetro 3 (opcional) : donde buscar la string (usuario, fecha, comando, tipo, mensaje)</text:p>
        </text:list-item>
        <text:list-item>
          <text:p text:style-name="P45">Verifica si hay a menos un parámetro.</text:p>
        </text:list-item>
        <text:list-item>
          <text:p text:style-name="P45">Verifica si el archivo deseado existe.</text:p>
        </text:list-item>
        <text:list-item>
          <text:p text:style-name="P45">Si solo hay un parámetro. muestra todo el archivo.</text:p>
        </text:list-item>
        <text:list-item>
          <text:p text:style-name="P45">Si hay dos parámetros muestra solo las bitácoras que contienen el segundo parámetro.</text:p>
        </text:list-item>
        <text:list-item>
          <text:p text:style-name="P45">Si hay tres parámetros muestra solo las bitácoras que contienen el segundo parámetro. en el campo indicado por el tercero parámetro.</text:p>
        </text:list-item>
      </text:list>
      <text:p text:style-name="P20"/>
      <text:p text:style-name="P23">Determinar Ganadores</text:p>
      <text:list xml:id="list6136276237645270702" text:style-name="WWNum9">
        <text:list-item>
          <text:p text:style-name="P46">Puede recibir n parámetro, el primero debe ser el id del sorteo.</text:p>
        </text:list-item>
        <text:list-item>
          <text:p text:style-name="P46">Recibe todos los grupos por los que se desea consultar por parámetro.</text:p>
        </text:list-item>
        <text:list-item>
          <text:p text:style-name="P46">Recibe la opción -a para ayuda y -g para guardar los resultados de las consultas.</text:p>
        </text:list-item>
        <text:list-item>
          <text:p text:style-name="P46">No se ejecuta si el ambiente no fue inicializado, existe otro comando de DeterminarGanadores en ejecución o no existe el archivo del sorteo recibido por parámetro.</text:p>
        </text:list-item>
        <text:list-item>
          <text:p text:style-name="P46">Permite hacer consultas sobre los ganadores de los sorteos y licitaciones, para los grupos deseados.</text:p>
        </text:list-item>
        <text:list-item>
          <text:p text:style-name="P46">Se pueden realizar tantas consultas como se desee sin salir del comando.</text:p>
        </text:list-item>
      </text:list>
      <text:p text:style-name="P20"/>
      <text:p text:style-name="P19"/>
      <text:p text:style-name="P19"/>
      <text:p text:style-name="P19"/>
      <text:p text:style-name="P19"/>
      <text:p text:style-name="P19"/>
      <text:p text:style-name="P19"/>
      <text:p text:style-name="P19"/>
      <text:p text:style-name="P19"/>
      <text:h text:style-name="P36" text:outline-level="1">Problemas relevantes</text:h>
      <text:p text:style-name="P16"><text:soft-page-break/></text:p>
      <text:list xml:id="list3951895616182373689" text:style-name="WWNum10">
        <text:list-item>
          <text:p text:style-name="P47">Frente a la necesidad de procesar los archivos de ofertas aceptadas en forma ordenada por fechas se decidió armar un script en perl que genere una lista ordenada por fecha de los nombres de los archivos.</text:p>
        </text:list-item>
        <text:list-item>
          <text:p text:style-name="P47">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8"/>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6" text:outline-level="1">Archivo README</text:h>
      <text:p text:style-name="P15"><text:soft-page-break/></text:p>
      <text:p text:style-name="P21"># planauto</text:p>
      <text:p text:style-name="P21">TP Sistemas Operativos. </text:p>
      <text:p text:style-name="P21">Grupo 04</text:p>
      <text:p text:style-name="P21"/>
      <text:p text:style-name="P21">Booteo:</text:p>
      <text:p text:style-name="P21">1) Desde el bios setear para que bootee desde el pendrive</text:p>
      <text:p text:style-name="P21">2) Seleccionar try without installing</text:p>
      <text:p text:style-name="P21">3) Abrir una terminal</text:p>
      <text:p text:style-name="P21">4) cd fiuba</text:p>
      <text:p text:style-name="P21"/>
      <text:p text:style-name="P21">Instalación:</text:p>
      <text:p text:style-name="P21">1) Descomprimir el archivo "instalador.tgz" donde desee.</text:p>
      <text:p text:style-name="P21">2) Dentro de la carpeta GRUPO4 ejecutar setup.sh dar permisos de ejecución si no los posee por medio de chmod +x setup.sh</text:p>
      <text:p text:style-name="P21"/>
      <text:p text:style-name="P21">Ejecución:</text:p>
      <text:p text:style-name="P21">1) Ejecutar PrepararAmbiente.sh de la siguiente forma . ./PrepararAmbiente.sh</text:p>
      <text:p text:style-name="P21">2) Para ejecutar RecibirOfertas.sh de forma manual ingrese a la carpeta binarios ./LanzarProceso.sh RecibirOfertas B ( F si desea lanzarlo en foreground o B si desea lanzarlo en Background)</text:p>
      <text:p text:style-name="P21">3) Para detener proceso ./DetenerProceso.sh RecibirOfertas</text:p>
      <text:p text:style-name="P21"/>
      <text:p text:style-name="P21"/>
      <text:p text:style-name="P21"/>
      <text:p text:style-name="P21"/>
      <text:p text:style-name="P21"/>
      <text:p text:style-name="P21"/>
      <text:p text:style-name="P21"/>
      <text:p text:style-name="P21"/>
      <text:p text:style-name="P21"/>
      <text:p text:style-name="P21"/>
      <text:h text:style-name="P37" text:outline-level="1"/>
      <text:h text:style-name="P37" text:outline-level="1"><text:soft-page-break/>Listado de Nuevas Funciones y Comandos Auxiliares</text:h>
      <text:p text:style-name="P25"/>
      <text:p text:style-name="P12"><text:span text:style-name="T6">Nombre: </text:span><text:span text:style-name="T5">IndiceAceptados.pl</text:span></text:p>
      <text:p text:style-name="Standard"><text:span text:style-name="T7">Usada por: <text:s/></text:span><text:span text:style-name="T8">ProcesarOfertas.sh</text:span></text:p>
      <text:p text:style-name="P17"><text:span text:style-name="T7">Funcionalidad: </text:span><text:span text:style-name="T5">Lee los archivos que se encuentran en la carpeta de "Aceptados" y devuelve un índice ordenado por la fecha según el nombre de cada uno de los archivos.</text:span></text:p>
      <text:p text:style-name="P2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6" text:outline-level="1"><text:soft-page-break/></text:h>
      <text:h text:style-name="P36" text:outline-level="1">Listado de DATOS</text:h>
      <text:p text:style-name="P15"/>
      <text:section text:style-name="Sect1" text:name="TextSection">
        <text:p text:style-name="P21">Novedades:</text:p>
        <text:p text:style-name="P21">3303_20160420.csv 93</text:p>
        <text:p text:style-name="P21">3402_20160420.csv 312</text:p>
        <text:p text:style-name="P21">3500_20160420.csv 192</text:p>
        <text:p text:style-name="P21">3505_20160421.csv 91</text:p>
        <text:p text:style-name="P21">3510_20160420.csv 116</text:p>
        <text:p text:style-name="P21">3520_20160422.csv 134</text:p>
        <text:p text:style-name="P21">3718_20160420.csv 19</text:p>
        <text:p text:style-name="P21">3722_20160423.csv 25</text:p>
        <text:p text:style-name="P21">3724_20160420.csv 76</text:p>
        <text:p text:style-name="P21">3729_20160424.csv 102</text:p>
        <text:p text:style-name="P21">3732_20160420.csv 35</text:p>
        <text:p text:style-name="P21">3735_20160425.csv 63</text:p>
        <text:p text:style-name="P21">3739_20160420.csv 25</text:p>
        <text:p text:style-name="P21">3741_20160426.csv 147</text:p>
        <text:p text:style-name="P21">3744_20160420.csv 36</text:p>
        <text:p text:style-name="P21">3745_20160427.csv 10</text:p>
        <text:p text:style-name="P21">3746_20160420.csv 15</text:p>
        <text:p text:style-name="P21">3748_20160420.csv 183</text:p>
        <text:p text:style-name="P21">3750_20160420.csv 30</text:p>
        <text:p text:style-name="P21">3753_20160430.csv 40</text:p>
        <text:p text:style-name="P21">3754_20160502.csv 38</text:p>
        <text:p text:style-name="P21">3756_20160503.csv 36</text:p>
        <text:p text:style-name="P21">3757_20160503.csv 24</text:p>
        <text:p text:style-name="P21">3758_20160503.csv 38</text:p>
        <text:p text:style-name="P21">3759_20160503.csv 157</text:p>
        <text:p text:style-name="P21">3760_20160504.csv 155</text:p>
        <text:p text:style-name="P21">3761_20160504.csv 55</text:p>
        <text:p text:style-name="P21">3762_20160504.csv 25</text:p>
        <text:p text:style-name="P21">3763_20160502.csv 16</text:p>
        <text:p text:style-name="P21">3764_20160510.csv 64</text:p>
        <text:p text:style-name="P21">3765_20160510.csv 84</text:p>
        <text:p text:style-name="P21">3766_20160510.csv 78</text:p>
        <text:p text:style-name="P21">3768_20160510.csv 29</text:p>
        <text:p text:style-name="P21">3769_20160502.csv 43</text:p>
        <text:p text:style-name="P21">3770_20160506.csv 29</text:p>
        <text:p text:style-name="P21">3771_20160506.csv 117</text:p>
        <text:p text:style-name="P21">3773_20160506.csv 17</text:p>
        <text:p text:style-name="P21">3775_20160506.csv 18</text:p>
        <text:p text:style-name="P21">3776_20160506.csv 194</text:p>
        <text:p text:style-name="P21">3778_20160502.csv 104</text:p>
        <text:p text:style-name="P21">3779_20160509.csv 94</text:p>
        <text:p text:style-name="P21">3780_20160507.csv 3</text:p>
        <text:p text:style-name="P21">3782_20160510.csv 3</text:p>
        <text:p text:style-name="P21">3783_20160310.csv 148</text:p>
        <text:p text:style-name="P21">3783_20160510.csv 148</text:p>
        <text:p text:style-name="P21">3784_20160510.csv 4</text:p>
        <text:p text:style-name="P21">3785_20160510.csv 53</text:p>
        <text:p text:style-name="P21">4501_20160510.csv 81</text:p>
        <text:p text:style-name="P21">4503_20160510.csv 42</text:p>
        <text:p text:style-name="P21">Maestros:</text:p>
        <text:p text:style-name="P21">concesionarios.csv 104</text:p>
        <text:p text:style-name="P21">FechasAdj.csv 11</text:p>
        <text:p text:style-name="P21">grupos.csv 880</text:p>
        <text:p text:style-name="P21">temaL_padron.csv 9852</text:p>
      </text:section>
      <text:h text:style-name="P50" text:outline-level="1">Listado de Nuevos Archivos</text:h>
      <text:p text:style-name="P15"/>
      <text:p text:style-name="P18">NINGUNO</text:p>
      <text:p text:style-name="P18"/>
      <text:h text:style-name="P36" text:outline-level="1">Hoja de ruta de prueba “camino feliz”</text:h>
      <text:p text:style-name="P18"/>
      <text:p text:style-name="P24">Instale el tp e Imprima el contenido del archivo de configuración</text:p>
      <text:p text:style-name="P24"/>
      <text:p text:style-name="P24">Imprima las primeras 10 líneas de contenido de los archivos maestros</text:p>
      <text:p text:style-name="P24"/>
      <text:p text:style-name="P24">Ejecutar PrepararAmbiente y permita que el demonio arranque. Imprima el log de PrepararAmbiente</text:p>
      <text:p text:style-name="P24"/>
      <text:p text:style-name="P24">Tome dos archivos de ofertas que tengan nombres aceptables y deposítelos en ARRDIR.</text:p>
      <text:p text:style-name="P24"/>
      <text:p text:style-name="P24">Espere</text:p>
      <text:p text:style-name="P24"/>
      <text:p text:style-name="P24">Imprima el log de RecibirOfertas y los primeros 10 registros de cada uno de los archivos</text:p>
      <text:p text:style-name="P24"/>
      <text:p text:style-name="P24">Imprima el log de Procesar Ofertas y los primeros 10 registros de cada uno de los archivos de resultado</text:p>
      <text:p text:style-name="P24"/>
      <text:p text:style-name="P24">Imprima el log de ProcesarOfertasy los primeros 10 registros de cada uno de los archivos de resultados</text:p>
      <text:p text:style-name="P24"/>
      <text:p text:style-name="P24">Ejecute GenerarSorteo e imprima el archivo de salida</text:p>
      <text:p text:style-name="P24"/>
      <text:p text:style-name="P24">Ejecute DeterminarGanadores con la opción de ayudante</text:p>
      <text:p text:style-name="P24"/>
      <text:p text:style-name="P24">Ejecute DeterminarGanadores con la opción provisoria</text:p>
      <text:p text:style-name="P24"/>
      <text:p text:style-name="P24">Ejecute DeterminarGanadores con la opción definitiva y de grabación</text:p>
      <text:p text:style-name="P24"/>
      <text:p text:style-name="P7">Imprima las invocaciones y los distintos resultados obtenidos.</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212cm" fo:margin-bottom="0.212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2.498cm" fo:margin-right="0cm" fo:text-indent="0cm" style:auto-text-indent="false"/>
      <style:text-properties fo:language="es" fo:country="MX"/>
    </style:style>
    <style:style style:name="Body_20_Text_20_Indent_20_2" style:display-name="Body Text Indent 2" style:family="paragraph" style:parent-style-name="Standard" style:default-outline-level="">
      <style:paragraph-properties fo:margin-left="1.249cm" fo:margin-right="0cm" fo:text-indent="0cm" style:auto-text-indent="false"/>
    </style:style>
    <style:style style:name="Body_20_Text_20_Indent_20_3" style:display-name="Body Text Indent 3" style:family="paragraph" style:parent-style-name="Standard" style:default-outline-level="">
      <style:paragraph-properties fo:margin-left="1.905cm" fo:margin-right="0cm" fo:text-indent="0cm"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635cm" fo:margin-right="0cm" fo:margin-top="0.212cm" fo:margin-bottom="0.212cm" loext:contextual-spacing="false" fo:text-indent="0cm" style:auto-text-indent="fals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loext:graphic-properties draw:fill="solid" draw:fill-color="#ffff99" draw:opacity="100%"/>
      <style:paragraph-properties fo:margin-top="0.494cm" fo:margin-bottom="0.212cm" loext:contextual-spacing="false" fo:text-align="center" style:justify-single-word="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loext:graphic-properties draw:fill="solid" draw:fill-color="#ffff99" draw:opacity="100%"/>
      <style:paragraph-properties fo:margin-top="0.494cm" fo:margin-bottom="0.212cm" loext:contextual-spacing="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loext:graphic-properties draw:fill="solid" draw:fill-color="#ffffff" draw:opacity="100%"/>
      <style:paragraph-properties fo:margin-top="0.494cm" fo:margin-bottom="0.212cm" loext:contextual-spacing="false" fo:text-align="center" style:justify-single-word="false" fo:background-color="#ff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loext:graphic-properties draw:fill="solid" draw:fill-color="#ffcc99" draw:opacity="100%"/>
      <style:paragraph-properties fo:margin-top="0.494cm" fo:margin-bottom="0.212cm" loext:contextual-spacing="false" fo:text-align="center" style:justify-single-word="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loext:graphic-properties draw:fill="solid" draw:fill-color="#ffcc99" draw:opacity="100%"/>
      <style:paragraph-properties fo:margin-top="0.494cm" fo:margin-bottom="0.212cm" loext:contextual-spacing="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loext:graphic-properties draw:fill="solid" draw:fill-color="#c0c0c0" draw:opacity="100%"/>
      <style:paragraph-properties fo:margin-top="0.494cm" fo:margin-bottom="0.212cm" loext:contextual-spacing="false" fo:text-align="center" style:justify-single-word="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loext:graphic-properties draw:fill="solid" draw:fill-color="#c0c0c0" draw:opacity="100%"/>
      <style:paragraph-properties fo:margin-top="0.494cm" fo:margin-bottom="0.212cm" loext:contextual-spacing="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tandard_20__28_user_29_" style:display-name="Standard (user)" style:family="paragraph" style:default-outline-level="">
      <style:paragraph-properties fo:margin-top="0cm" fo:margin-bottom="0.494cm" loext: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494cm" fo:margin-bottom="0.212cm"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1.524cm" fo:margin-right="0cm" fo:text-align="justify" style:justify-single-word="false" fo:orphans="0" fo:widows="0" fo:text-indent="-1.524cm" style:auto-text-indent="false">
        <style:tab-stops>
          <style:tab-stop style:position="1.524cm"/>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77cm" fo:margin-left="-0.123cm" fo:margin-top="0cm" fo:margin-bottom="0cm" table:align="left" style:writing-mode="lr-tb"/>
    </style:style>
    <style:style style:name="Tabla3.A" style:family="table-column">
      <style:table-column-properties style:column-width="2.621cm"/>
    </style:style>
    <style:style style:name="Tabla3.B" style:family="table-column">
      <style:table-column-properties style:column-width="6.625cm"/>
    </style:style>
    <style:style style:name="Tabla3.C" style:family="table-column">
      <style:table-column-properties style:column-width="7.631cm"/>
    </style:style>
    <style:style style:name="Tabla3.1" style:family="table-row">
      <style:table-row-properties fo:keep-together="always"/>
    </style:style>
    <style:style style:name="Tabla3.A1" style:family="table-cell">
      <style:table-cell-properties fo:background-color="#ffffff" fo:padding-left="0.123cm" fo:padding-right="0.123cm" fo:padding-top="0cm" fo:padding-bottom="0cm" fo:border="none">
        <style:background-image/>
      </style:table-cell-properties>
    </style:style>
    <style:style style:name="MP1" style:family="paragraph" style:parent-style-name="Standard">
      <style:paragraph-properties fo:margin-top="0cm" fo:margin-bottom="0.212cm" loext: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cm" fo:margin-bottom="0.212cm" loext: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MP6" style:family="paragraph">
      <loext:graphic-properties draw:fill="none"/>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19cm" fo:margin-left="0cm" fo:margin-right="0cm" fo:margin-bottom="1.118cm" style:dynamic-spacing="true"/>
      </style:header-style>
      <style:footer-style>
        <style:header-footer-properties fo:min-height="1.672cm" fo:margin-left="0cm" fo:margin-right="0cm" fo:margin-top="1.572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1.058cm" svg:height="1.614cm" draw:z-index="9"><draw:image xlink:href="Pictures/100000000000005B0000009083CFEBACF5AFA957.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29" draw:style-name="Mgr1" draw:text-style-name="MP6" svg:x1="0.048cm" svg:y1="0.129cm" svg:x2="10.922cm" svg:y2="0.129cm"><text:p/></draw:line></text:p>
      </style:header>
      <style:footer>
        <text:p text:style-name="Header"><draw:line text:anchor-type="paragraph" draw:z-index="19" draw:style-name="Mgr1" draw:text-style-name="MP6" svg:x1="0.048cm" svg:y1="0.095cm" svg:x2="10.922cm" svg:y2="0.095cm"><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03T16:51:34.680147200</dc:date>
    <meta:editing-cycles>16</meta:editing-cycles>
    <dc:title>Trabajo Practico de Sistemas Operativos</dc:title>
    <meta:editing-duration>PT20M51S</meta:editing-duration>
    <meta:generator>LibreOffice/5.0.2.2$Linux_X86_64 LibreOffice_project/00m0$Build-2</meta:generator>
    <meta:document-statistic meta:table-count="3" meta:image-count="1" meta:object-count="0" meta:page-count="12" meta:paragraph-count="202" meta:word-count="1972" meta:character-count="12673" meta:non-whitespace-character-count="10859"/>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